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精度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00000" calcext:value-type="float">
            <text:p>100000</text:p>
          </table:table-cell>
          <table:table-cell table:number-columns-repeated="1003"/>
        </table:table-row>
        <table:table-row table:style-name="ro1">
          <table:table-cell/>
          <table:table-cell table:style-name="ce2"/>
          <table:table-cell table:number-columns-repeated="3"/>
          <table:table-cell office:value-type="string" calcext:value-type="string">
            <text:p>chairs</text:p>
          </table:table-cell>
          <table:table-cell office:value-type="string" calcext:value-type="string">
            <text:p>EPE etc</text:p>
          </table:table-cell>
          <table:table-cell table:number-columns-repeated="1017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style-name="ce2" office:value-type="date" office:date-value="2021-12-20" calcext:value-type="date">
            <text:p>2021-12-20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12-20-14-5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77336" calcext:value-type="float">
            <text:p>0.677336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3343" calcext:value-type="float">
            <text:p>1.433343</text:p>
          </table:table-cell>
          <table:table-cell office:value-type="float" office:value="1.088195" calcext:value-type="float">
            <text:p>1.088195</text:p>
          </table:table-cell>
          <table:table-cell office:value-type="float" office:value="0.950186" calcext:value-type="float">
            <text:p>0.950186</text:p>
          </table:table-cell>
          <table:table-cell office:value-type="float" office:value="0.88165" calcext:value-type="float">
            <text:p>0.88165</text:p>
          </table:table-cell>
          <table:table-cell office:value-type="float" office:value="0.884017" calcext:value-type="float">
            <text:p>0.884017</text:p>
          </table:table-cell>
          <table:table-cell office:value-type="float" office:value="0.810957" calcext:value-type="float">
            <text:p>0.810957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36182" calcext:value-type="float">
            <text:p>0.736182</text:p>
          </table:table-cell>
          <table:table-cell office:value-type="float" office:value="0.704766" calcext:value-type="float">
            <text:p>0.704766</text:p>
          </table:table-cell>
          <table:table-cell office:value-type="float" office:value="0.677336" calcext:value-type="float">
            <text:p>0.677336</text:p>
          </table:table-cell>
          <table:table-cell table:number-columns-repeated="1003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style-name="ce2" office:value-type="date" office:date-value="2021-12-22" calcext:value-type="date">
            <text:p>2021-12-2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2.22.9.40</text:p>
          </table:table-cell>
          <table:table-cell office:value-type="string" calcext:value-type="string">
            <text:p>12-22-01-35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574" calcext:value-type="float">
            <text:p>1.43574</text:p>
          </table:table-cell>
          <table:table-cell table:number-columns-repeated="101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1-12-22T12:50:21.024697540</dc:date>
    <meta:editing-duration>PT3H6M21S</meta:editing-duration>
    <meta:editing-cycles>10</meta:editing-cycles>
    <meta:generator>LibreOffice/6.4.7.2$Linux_X86_64 LibreOffice_project/40$Build-2</meta:generator>
    <meta:document-statistic meta:table-count="1" meta:cell-count="54" meta:object-count="0"/>
  </office:meta>
</office:document-meta>
</file>